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normal" style:font-weight-asian="normal" style:font-weight-complex="normal"/>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paragraph-properties fo:margin-top="0in" fo:margin-bottom="0.0835in"/>
      <style:text-properties fo:font-weight="normal" style:font-weight-asian="normal" style:font-weight-complex="normal"/>
    </style:style>
    <style:style style:name="P5" style:family="paragraph" style:parent-style-name="Text_20_body">
      <style:paragraph-properties fo:margin-top="0in" fo:margin-bottom="0.0835in"/>
      <style:text-properties style:text-underline-style="solid" style:text-underline-width="auto" style:text-underline-color="font-color" fo:font-weight="normal" style:font-weight-asian="normal" style:font-weight-complex="normal"/>
    </style:style>
    <style:style style:name="P6" style:family="paragraph" style:parent-style-name="Heading_20_3">
      <style:text-properties fo:font-size="12pt" fo:font-weight="normal" style:font-size-asian="12pt" style:font-weight-asian="normal" style:font-size-complex="12pt" style:font-weight-complex="normal"/>
    </style:style>
    <style:style style:name="P7"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Text_20_body">
      <style:text-properties fo:font-size="12pt" fo:font-weight="bold" style:font-weight-asian="bold" style:font-weight-complex="bold"/>
    </style:style>
    <style:style style:name="P9" style:family="paragraph" style:parent-style-name="Text_20_body" style:list-style-name="L2"/>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3"/>
    <style:style style:name="P12" style:family="paragraph" style:parent-style-name="Text_20_body" style:list-style-name="L1">
      <style:paragraph-properties fo:margin-top="0in" fo:margin-bottom="0.0835in"/>
      <style:text-properties fo:font-weight="normal" style:font-weight-asian="normal" style:font-weight-complex="normal"/>
    </style:style>
    <style:style style:name="P13" style:family="paragraph" style:parent-style-name="Text_20_body" style:list-style-name="L3">
      <style:paragraph-properties fo:margin-top="0in" fo:margin-bottom="0.0835in"/>
      <style:text-properties fo:font-weight="normal" style:font-weight-asian="normal" style:font-weight-complex="normal"/>
    </style:style>
    <style:style style:name="P14" style:family="paragraph" style:parent-style-name="Text_20_body" style:list-style-name="L4">
      <style:paragraph-properties fo:margin-top="0in" fo:margin-bottom="0.0835in"/>
      <style:text-properties fo:font-weight="normal" style:font-weight-asian="normal" style:font-weight-complex="normal"/>
    </style:style>
    <style:style style:name="P15" style:family="paragraph" style:parent-style-name="Text_20_body" style:list-style-name="L8">
      <style:paragraph-properties fo:margin-top="0in" fo:margin-bottom="0.0835in"/>
      <style:text-properties fo:font-weight="normal" style:font-weight-asian="normal" style:font-weight-complex="normal"/>
    </style:style>
    <style:style style:name="P16" style:family="paragraph" style:parent-style-name="Text_20_body" style:list-style-name="L9">
      <style:paragraph-properties fo:margin-top="0in" fo:margin-bottom="0.0835in"/>
      <style:text-properties fo:font-weight="normal" style:font-weight-asian="normal" style:font-weight-complex="normal"/>
    </style:style>
    <style:style style:name="P17" style:family="paragraph" style:parent-style-name="Text_20_body" style:list-style-name="L3">
      <style:paragraph-properties fo:margin-top="0in" fo:margin-bottom="0.0835in"/>
    </style:style>
    <style:style style:name="P18" style:family="paragraph" style:parent-style-name="Text_20_body" style:list-style-name="L3">
      <style:paragraph-properties fo:margin-top="0in" fo:margin-bottom="0.0835in"/>
      <style:text-properties fo:font-weight="bold" style:font-weight-asian="bold" style:font-weight-complex="bold"/>
    </style:style>
    <style:style style:name="P19" style:family="paragraph" style:parent-style-name="Text_20_body" style:list-style-name="L3">
      <style:paragraph-properties fo:margin-top="0in" fo:margin-bottom="0.0835in"/>
      <style:text-properties fo:font-weight="bold"/>
    </style:style>
    <style:style style:name="P20" style:family="paragraph" style:parent-style-name="Text_20_body" style:list-style-name="L5">
      <style:paragraph-properties fo:margin-top="0in" fo:margin-bottom="0.0835in"/>
      <style:text-properties fo:font-weight="bold"/>
    </style:style>
    <style:style style:name="P21" style:family="paragraph" style:parent-style-name="Text_20_body" style:list-style-name="L6">
      <style:paragraph-properties fo:margin-top="0in" fo:margin-bottom="0.0835in"/>
      <style:text-properties fo:font-weight="bold"/>
    </style:style>
    <style:style style:name="P22" style:family="paragraph" style:parent-style-name="Text_20_body" style:list-style-name="L4">
      <style:paragraph-properties fo:margin-top="0in" fo:margin-bottom="0.0835in"/>
      <style:text-properties fo:font-weight="bold"/>
    </style:style>
    <style:style style:name="P23" style:family="paragraph" style:parent-style-name="Text_20_body" style:list-style-name="L4">
      <style:paragraph-properties fo:margin-top="0in" fo:margin-bottom="0.0835in"/>
    </style:style>
    <style:style style:name="P24" style:family="paragraph" style:parent-style-name="Text_20_body" style:list-style-name="L7">
      <style:paragraph-properties fo:margin-top="0in" fo:margin-bottom="0.0835in"/>
    </style:style>
    <style:style style:name="P25" style:family="paragraph" style:parent-style-name="Text_20_body">
      <style:paragraph-properties fo:margin-top="0in" fo:margin-bottom="0.0835in"/>
      <style:text-properties style:text-underline-style="solid" style:text-underline-width="auto" style:text-underline-color="font-color"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normal" style:font-weight-complex="normal"/>
    </style:style>
    <style:style style:name="T4" style:family="text">
      <style:text-properties fo:language="sv" fo:country="SE"/>
    </style:style>
    <style:style style:name="T5" style:family="text">
      <style:text-properties fo:language="sv" fo:country="SE" fo:font-weight="bold"/>
    </style:style>
    <style:style style:name="T6" style:family="text">
      <style:text-properties fo:language="sv" fo:country="SE" fo:font-weight="bold" style:font-weight-asian="normal" style:font-weight-complex="normal"/>
    </style:style>
    <style:style style:name="T7" style:family="text">
      <style:text-properties fo:font-weight="normal" style:font-weight-asian="normal" style:font-weight-complex="normal"/>
    </style:style>
    <style:style style:name="T8" style:family="text">
      <style:text-properties style:font-weight-asian="normal" style:font-weight-complex="normal"/>
    </style:style>
    <style:style style:name="T9" style:family="text">
      <style:text-properties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none"/>
    </style:style>
    <text:list-style style:name="L1">
      <text:list-level-style-number text:level="1" text:style-name="Numbering_20_Symbols" style:num-prefix=" " style:num-suffix="." style:num-format="1">
        <style:list-level-properties text:space-before="0.2945in" text:min-label-width="0.1965in"/>
      </text:list-level-style-number>
      <text:list-level-style-number text:level="2" text:style-name="Numbering_20_Symbols" style:num-prefix="(" style:num-suffix=")" style:num-format="a">
        <style:list-level-properties text:space-before="0.7854in" text:min-label-width="0.1965in"/>
      </text:list-level-style-number>
      <text:list-level-style-number text:level="3" text:style-name="Numbering_20_Symbols" style:num-prefix=" " style:num-suffix="." style:num-format="i">
        <style:list-level-properties text:space-before="1.2764in" text:min-label-width="0.1965in"/>
      </text:list-level-style-number>
      <text:list-level-style-number text:level="4" text:style-name="Numbering_20_Symbols" style:num-prefix=" " style:num-suffix="." style:num-format="A">
        <style:list-level-properties text:space-before="1.7673in" text:min-label-width="0.1965in"/>
      </text:list-level-style-number>
      <text:list-level-style-bullet text:level="5" text:style-name="Bullet_20_Symbols" style:num-prefix=" " style:num-suffix="." text:bullet-char="•">
        <style:list-level-properties text:space-before="2.2583in" text:min-label-width="0.1965in"/>
        <style:text-properties style:font-name="StarSymbol1"/>
      </text:list-level-style-bullet>
      <text:list-level-style-bullet text:level="6" text:style-name="Bullet_20_Symbols" style:num-prefix=" " style:num-suffix="." text:bullet-char="•">
        <style:list-level-properties text:space-before="2.7492in" text:min-label-width="0.1965in"/>
        <style:text-properties style:font-name="StarSymbol1"/>
      </text:list-level-style-bullet>
      <text:list-level-style-bullet text:level="7" text:style-name="Bullet_20_Symbols" style:num-prefix=" " style:num-suffix="." text:bullet-char="•">
        <style:list-level-properties text:space-before="3.2402in" text:min-label-width="0.1965in"/>
        <style:text-properties style:font-name="StarSymbol1"/>
      </text:list-level-style-bullet>
      <text:list-level-style-bullet text:level="8" text:style-name="Bullet_20_Symbols" style:num-prefix=" " style:num-suffix="." text:bullet-char="•">
        <style:list-level-properties text:space-before="3.7315in" text:min-label-width="0.1965in"/>
        <style:text-properties style:font-name="StarSymbol1"/>
      </text:list-level-style-bullet>
      <text:list-level-style-bullet text:level="9" text:style-name="Bullet_20_Symbols" style:num-prefix=" " style:num-suffix="." text:bullet-char="•">
        <style:list-level-properties text:space-before="4.2224in" text:min-label-width="0.1965in"/>
        <style:text-properties style:font-name="StarSymbol1"/>
      </text:list-level-style-bullet>
      <text:list-level-style-bullet text:level="10" text:style-name="Bullet_20_Symbols" style:num-prefix=" "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hapter 4 “Measuring Sustainable Development: Economic Approaches”</text:p>
      <text:p text:style-name="P2">Guiding concept: sustainable development is about increasing the per capita level of well being over time. (Note this is a stronger requirement than stated in chapter 2, where per capita wealth could be level or non-declining and satisfy sustainability.)</text:p>
      <text:h text:style-name="P7" text:outline-level="3" text:is-list-header="true">Environmental indicators vs. sustainability indicators</text:h>
      <text:p text:style-name="P4">1. Environmental indicators were often used as surrogates in early sustainability indicators work.</text:p>
      <text:p text:style-name="P4">2. Problems with environmental indicators </text:p>
      <text:list text:style-name="L1">
        <text:list-item>
          <text:list>
            <text:list-item>
              <text:p text:style-name="P12">They are often an eclectic set of measures that are assembled because available data permit their inclusion. </text:p>
            </text:list-item>
            <text:list-item>
              <text:p text:style-name="P12">They are often incomplete in covering environmental effects, and do not cover economic and social effects. </text:p>
            </text:list-item>
          </text:list>
        </text:list-item>
      </text:list>
      <text:p text:style-name="P4">3. Sustainability indicators often suffer from lack of a coherent theory of sustainability. </text:p>
      <text:h text:style-name="P7" text:outline-level="3" text:is-list-header="true">Sustainability (economic) indicators / measures</text:h>
      <text:p text:style-name="Text_20_body">Measures need to extend over all relevant forms of capital and through time to be meaningful sustainability indicator</text:p>
      <text:h text:style-name="P6" text:outline-level="3" text:is-list-header="true">1. Measuring wealth (capital)</text:h>
      <text:list text:style-name="L2">
        <text:list-item>
          <text:p text:style-name="P9"><text:span text:style-name="T2">Wpc = (Kp + Kn + Kh)/ pop</text:span> (Wpc = per capita wealth)</text:p>
        </text:list-item>
        <text:list-item>
          <text:p text:style-name="P9"><text:s/>Table 4.1 for Wpc estimates for countries; some surprises --- large role of human capital; small role of natural capital in most developed countries; social capital missing </text:p>
        </text:list-item>
        <text:list-item>
          <text:p text:style-name="P9"><text:span text:style-name="T2">dWpc/dt &gt; 0</text:span> (definition of economic sustainability)</text:p>
        </text:list-item>
      </text:list>
      <text:p text:style-name="P2">2. Net National Product* (NNP*) as Sustainability Indicator (the modified or “green” GNP)</text:p>
      <text:list text:style-name="L3">
        <text:list-item>
          <text:p text:style-name="P11"><text:span text:style-name="T2">GNP</text:span> = sum of the incomes in an economy = (income spent on consumption) <text:s/>+ <text:s/>(income saved) = C + S</text:p>
        </text:list-item>
        <text:list-item>
          <text:p text:style-name="P11"><text:span text:style-name="T2">NNP = GNP – dKm</text:span> (money set aside for depreciation of man-made assets --- the replacement costs of machinery etc; Km is a subset of Kp)</text:p>
        </text:list-item>
        <text:list-item>
          <text:p text:style-name="P11"><text:span text:style-name="T2">NNP = C + S – dKm</text:span> (this still ignores depreciation on human, Kh and natural capital, Kn)</text:p>
        </text:list-item>
      </text:list>
      <text:p text:style-name="Text_20_body">account for Kn ---</text:p>
      <text:list text:style-name="L3">
        <text:list-item text:start-value="1">
          <text:p text:style-name="P17"><text:span text:style-name="T1">NNP* = C + S – dKm – dKn* </text:span><text:span text:style-name="T7">(still ignores <text:s/>dKh)</text:span></text:p>
        </text:list-item>
        <text:list-item>
          <text:p text:style-name="P17"><text:span text:style-name="T3">NNP* = C + [S – dKm – dKn*]</text:span><text:span text:style-name="T7"> </text:span></text:p>
        </text:list-item>
        <text:list-item>
          <text:p text:style-name="P17"><text:span text:style-name="T6">dKn* = Rn (Q-D) + Rr (H-B)</text:span><text:span text:style-name="T7"> </text:span><text:span text:style-name="T3"><text:s/>+ WTP(E-A)</text:span><text:span text:style-name="T7"> </text:span></text:p>
        </text:list-item>
        <text:list-item>
          <text:p text:style-name="P18">dKn*<text:span text:style-name="T7"> =</text:span> <text:span text:style-name="T7">(Loss of non-renewables) + (Loss of renewables) + (Resource degradation and resource </text:span><text:span text:style-name="T7">damage from pollution) </text:span></text:p>
        </text:list-item>
        <text:list-item>
          <text:p text:style-name="P13"><text:span text:style-name="T5">Rn (Q-D) </text:span><text:span text:style-name="T4">= loss of non-renewables (</text:span>Q = extraction rate, D = discovery rate, Rn = rental rate on non-renewables)</text:p>
        </text:list-item>
        <text:list-item>
          <text:p text:style-name="P17"><text:soft-page-break/><text:span text:style-name="T6">Rr (H-B)</text:span><text:span text:style-name="T7"> = loss of renewables (H = harvest rate, G = growth rate, Rr = rental rate on renewables)</text:span></text:p>
        </text:list-item>
        <text:list-item>
          <text:p text:style-name="P13"><text:span text:style-name="T2">WTP (E-A)</text:span> = resource damage (E = pollution emissions, A = pollution assimilation by environment, WTP = willingness to pay)</text:p>
        </text:list-item>
      </text:list>
      <text:p text:style-name="P4"/>
      <text:list text:style-name="L3">
        <text:list-item text:start-value="1">
          <text:p text:style-name="P17"><text:span text:style-name="T3">NNP* = C + [S – dKm – dKn*]</text:span><text:span text:style-name="T7"> <text:s/>(final form of “green” GNP)</text:span></text:p>
        </text:list-item>
        <text:list-item>
          <text:p text:style-name="P19">NNP* = C + [S – dKm – Rn(Q-D) – Rr(H-B) – WTP(E-A)]</text:p>
        </text:list-item>
        <text:list-item>
          <text:p text:style-name="P13">In words, the NNP*= GNP minus depreciation on man-made capital and on natural resources and the environment (ignores Kh and Ks, social capital)</text:p>
        </text:list-item>
      </text:list>
      <text:p text:style-name="P4">3. Shortcomings of NNP* as sustainability indicator: </text:p>
      <text:list text:style-name="L3">
        <text:list-item text:start-value="1">
          <text:p text:style-name="P13">It does not tell us whether the country is sustainable or not, because it does not have an origin or point below which reflects non-sustainability </text:p>
        </text:list-item>
        <text:list-item>
          <text:p text:style-name="P13">Exposes under-counting of environmental resources, but doesn’t point the way to corrective measures re sustainability </text:p>
        </text:list-item>
      </text:list>
      <text:p text:style-name="P3">4. Genuine Savings* (Sg*) as Sustainability Indicator </text:p>
      <text:list text:style-name="L4">
        <text:list-item>
          <text:p text:style-name="P23"><text:span text:style-name="T1">Note: NNP* = C + [S – dKm – dKn*]</text:span> </text:p>
        </text:list-item>
        <text:list-item>
          <text:p text:style-name="P23"><text:span text:style-name="T1">Sg = [S – dKm – dKn*] <text:s/>= </text:span><text:span text:style-name="T7">genuine savings (ignores foreign borrowing, Kh, technology capital, and social capital) </text:span></text:p>
        </text:list-item>
        <text:list-item>
          <text:p text:style-name="P14">If Sg &gt; 0, a country is potentially sustainable; <text:s/>If Sg &lt; 0, a country is potentially unsustainable </text:p>
        </text:list-item>
      </text:list>
      <text:p text:style-name="P4">add Kh; account for foreign borrowing; normalize to GNP; account for technological change ---</text:p>
      <text:list text:style-name="L5">
        <text:list-item>
          <text:p text:style-name="P20"><text:span text:style-name="T8">Sg*</text:span><text:span text:style-name="T7"> </text:span><text:span text:style-name="T8">= S* – dKm – dKn* + aKh + PV(T) </text:span></text:p>
        </text:list-item>
        <text:list-item>
          <text:p text:style-name="P20"><text:span text:style-name="T8">Sg* = </text:span><text:span text:style-name="T7">(Adjusted Savings) – (Depreciation of Man-Made Capital) – (Depreciation of Natural Capital) + (Appreciation of Human Capital) + (Present Value of Future Technology)</text:span></text:p>
        </text:list-item>
      </text:list>
      <text:list text:style-name="L6">
        <text:list-item>
          <text:p text:style-name="P21"><text:span text:style-name="T9">S* = S – NFB</text:span><text:span text:style-name="T7"> (some countries borrow funds from abroad to finance domestic investments; subtract Net Foreign Borrowing from Income Saved)</text:span></text:p>
        </text:list-item>
        <text:list-item>
          <text:p text:style-name="P21"><text:span text:style-name="T9">dKm</text:span><text:span text:style-name="T7"> = <text:s/>depreciation of man-made capital</text:span></text:p>
        </text:list-item>
        <text:list-item>
          <text:p text:style-name="P21"><text:span text:style-name="T7"><text:s/></text:span><text:span text:style-name="T9">dKn*</text:span><text:span text:style-name="T7"> = (see above)</text:span></text:p>
        </text:list-item>
      </text:list>
      <text:list text:style-name="L4">
        <text:list-item text:start-value="1">
          <text:p text:style-name="P22"><text:span text:style-name="T9">aKh</text:span><text:span text:style-name="T7"> = (the rate of appreciation of human capital, a)(amount of human capital, Kh)</text:span></text:p>
        </text:list-item>
        <text:list-item>
          <text:p text:style-name="P23"><text:span text:style-name="T1">Sg*/GNP = S*/GNP – dKm/GNP – dKn*/GNP + aKh/GNP</text:span> (normalized to GNP; <text:span text:style-name="T7">Table 4.2 </text:span><text:span text:style-name="T7">includes human capital appreciation)</text:span><text:span text:style-name="T1"> </text:span></text:p>
        </text:list-item>
      </text:list>
      <text:list text:style-name="L7">
        <text:list-item>
          <text:p text:style-name="P24"><text:span text:style-name="T2">PV(T)</text:span><text:span text:style-name="T7"> = present value of future technological change. What matters is the nature of technological change (exogenous or endogenous) --- i</text:span><text:span text:style-name="T11">f exogenous</text:span><text:span text:style-name="T7"> (serendipitous), then PV(T) is potentially huge; <text:s/>i</text:span><text:span text:style-name="T11">f endogenous</text:span><text:span text:style-name="T7">, then PV(T) tends toward zero</text:span><text:span text:style-name="T3">; <text:s/>r</text:span><text:span text:style-name="T7">esearch suggests that PV(T) is endogenous in an advanced economy; adjust by +3 percent.</text:span><text:span text:style-name="T1"> </text:span></text:p>
        </text:list-item>
      </text:list>
      <text:p text:style-name="P5"/>
      <text:p text:style-name="P5"/>
      <text:p text:style-name="P5"><text:soft-page-break/>Social Capital</text:p>
      <text:list text:style-name="L8">
        <text:list-item>
          <text:p text:style-name="P15">Social capital = norms of behavior (networks of interactions between people; trust levels between people) </text:p>
        </text:list-item>
        <text:list-item>
          <text:p text:style-name="P15">Social capital may have positive and negative (e.g., price fixing or encouraging other noncompetitive behavior) aspects for sustainable development, but mostly positive. </text:p>
        </text:list-item>
        <text:list-item>
          <text:p text:style-name="P15">On the positive side for economic development, flows of information between economic agents are better and higher with increased social capital, trust reduces search/transaction costs, and social links between individual reduces the need for and cost of overt public control. </text:p>
        </text:list-item>
        <text:list-item>
          <text:p text:style-name="P15">On the positive side for the environment, increased social capital reduces the need for manmade capital, e.g., sharing machinery, reduces the discount rate because of decreased individual insecurity by ganging together to fight disease, reduces external effects (externalities), helps resolve common property disputes, and inhibits antisocial behavior.</text:p>
        </text:list-item>
        <text:list-item>
          <text:p text:style-name="P15">Social capital remains <text:span text:style-name="T10">unmeasured</text:span><text:span text:style-name="T12"> (used</text:span> to be the same situation for environmental resources) </text:p>
        </text:list-item>
      </text:list>
      <text:p text:style-name="P1">Weak and Strong Sustainability Again</text:p>
      <text:list text:style-name="L9">
        <text:list-item>
          <text:p text:style-name="P16">All indicators in this chapter relate to weak sustainability, and thus assume some forms of substitution between capital assets. </text:p>
        </text:list-item>
        <text:list-item>
          <text:p text:style-name="P16">Genuine saving is a one-sided test for (weak) sustainability. </text:p>
        </text:list-item>
        <text:list-item>
          <text:p text:style-name="P16">However, the empirical estimates suggest many countries even fail this weak test, so it has value in signaling emergent problems. </text:p>
        </text:list-item>
        <text:list-item>
          <text:p text:style-name="P16">Even if we could measure strong sustainability, the countries must satisfy weak sustainability as well, because if we focus only on conserving one form of capital asset, the others may be declining and offset gains in that asset. </text:p>
        </text:list-item>
        <text:list-item>
          <text:p text:style-name="P16">Some criticize that rich countries can import their sustainability at the expense of poor countries, and that these measures do not capture that effect. (With trade, the only true sustainability assessment may be for the globe.) </text:p>
        </text:list-item>
        <text:list-item>
          <text:p text:style-name="P16">Steps to turn sustainability indicators into ex ante decision-guiding measures via policy research agenda: </text:p>
          <text:list>
            <text:list-item>
              <text:p text:style-name="P16">All policy, whether it is aimed at environmental goals or not, must be appraised for its environmental impact. </text:p>
            </text:list-item>
            <text:list-item>
              <text:p text:style-name="P16">The monetization of environmental impacts needs to be encouraged and broadened. </text:p>
            </text:list-item>
            <text:list-item>
              <text:p text:style-name="P16">Considering modern economic growth theory, work on sustainability indicators suggests investment, especially in human and social capital, and technological change are key measures for sound and sustainable development.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class="text" style:default-outline-level="3">
      <style:text-properties style:font-name="Nimbus Roman No9 L" fo:font-size="14pt" fo:font-weight="bold" style:font-name-asian="DejaVu Sans" style:font-size-asian="14pt" style:font-weight-asian="bold" style:font-name-complex="DejaVu Sans"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2-23T09:42:59</meta:creation-date>
    <dc:date>2011-03-11T09:35:44</dc:date>
    <meta:editing-cycles>8</meta:editing-cycles>
    <meta:editing-duration>PT3H4M2S</meta:editing-duration>
    <meta:user-defined meta:name="Info 1"/>
    <meta:user-defined meta:name="Info 2"/>
    <meta:user-defined meta:name="Info 3"/>
    <meta:user-defined meta:name="Info 4"/>
    <meta:document-statistic meta:table-count="0" meta:image-count="0" meta:object-count="0" meta:page-count="3" meta:paragraph-count="61" meta:word-count="979" meta:character-count="6511"/>
  </office:meta>
</office:document-meta>
</file>